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0.066cm" fo:min-width="0cm" fo:wrap-option="wrap"/>
    </style:style>
    <style:style style:name="gr4" style:family="graphic" style:parent-style-name="objectwithoutfill">
      <style:graphic-properties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fo:min-height="0.922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_20__28_var_29_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0000ff" draw:textarea-vertical-align="middle" draw:auto-grow-height="false" fo:min-height="0cm" fo:min-width="0cm"/>
    </style:style>
    <style:style style:name="gr11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800000" draw:fill="solid" draw:fill-color="#ffff00" draw:textarea-horizontal-align="justify" draw:textarea-vertical-align="middle" draw:auto-grow-height="false"/>
    </style:style>
    <style:style style:name="gr13" style:family="graphic" style:parent-style-name="objectwithoutfill">
      <style:graphic-properties draw:fill="solid" draw:fill-color="#ff0000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style:text-position="sub 58%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.446cm" svg:height="1.171cm" svg:x="17.764cm" svg:y="8.446cm">
          <draw:text-box>
            <text:p>rot<text:span text:style-name="T1">2</text:span></text:p>
          </draw:text-box>
        </draw:frame>
        <draw:line draw:style-name="gr2" draw:text-style-name="P1" draw:layer="layout" svg:x1="20.066cm" svg:y1="14.091cm" svg:x2="20.066cm" svg:y2="11.043cm">
          <text:p/>
        </draw:line>
        <draw:line draw:style-name="gr2" draw:text-style-name="P1" draw:layer="layout" svg:x1="20.058cm" svg:y1="14.099cm" svg:x2="17.391cm" svg:y2="14.099cm">
          <text:p/>
        </draw:line>
        <draw:line draw:style-name="gr2" draw:text-style-name="P1" draw:layer="layout" svg:x1="20.066cm" svg:y1="14.199cm" svg:x2="21.59cm" svg:y2="12.675cm">
          <text:p/>
        </draw:line>
        <draw:custom-shape draw:style-name="gr3" draw:text-style-name="P1" draw:layer="layout" svg:width="0.508cm" svg:height="0.635cm" svg:x="19.812cm" svg:y="13.81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4" draw:text-style-name="P1" draw:layer="layout" svg:x1="20.606cm" svg:y1="14.099cm" svg:x2="23.273cm" svg:y2="14.099cm">
          <text:p text:style-name="P1"><text:span text:style-name="T2">Incoming </text:span></text:p>
          <text:p text:style-name="P1"><text:span text:style-name="T2">beam</text:span></text:p>
        </draw:line>
        <draw:frame draw:style-name="gr1" draw:text-style-name="P2" draw:layer="layout" svg:width="2.204cm" svg:height="1.353cm" svg:x="19.12cm" svg:y="14.688cm">
          <draw:text-box>
            <text:p><text:span text:style-name="T3">Sample</text:span></text:p>
            <text:p><text:span text:style-name="T3">position</text:span></text:p>
          </draw:text-box>
        </draw:frame>
        <draw:frame draw:style-name="gr1" draw:layer="layout" svg:width="1.018cm" svg:height="1.171cm" svg:x="16.529cm" svg:y="14.053cm">
          <draw:text-box>
            <text:p>x<text:span text:style-name="T4">3</text:span></text:p>
          </draw:text-box>
        </draw:frame>
        <draw:frame draw:style-name="gr5" draw:layer="layout" svg:width="1.018cm" svg:height="1.172cm" svg:x="20.064cm" svg:y="10.106cm">
          <draw:text-box>
            <text:p>x<text:span text:style-name="T4">1</text:span></text:p>
          </draw:text-box>
        </draw:frame>
        <draw:frame draw:style-name="gr5" draw:layer="layout" svg:width="1.018cm" svg:height="1.172cm" svg:x="21.59cm" svg:y="12.04cm">
          <draw:text-box>
            <text:p>x<text:span text:style-name="T4">2</text:span></text:p>
          </draw:text-box>
        </draw:frame>
        <draw:custom-shape draw:style-name="gr6" draw:text-style-name="P1" draw:layer="layout" svg:width="9.676cm" svg:height="5.854cm" draw:transform="rotate (0.416261026600648) translate (5.334cm 8.103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365cm" svg:height="1.353cm" svg:x="6.396cm" svg:y="13.508cm">
          <draw:text-box>
            <text:p text:style-name="P1"><text:span text:style-name="T3">Detector</text:span></text:p>
            <text:p text:style-name="P1"><text:span text:style-name="T3">origin</text:span></text:p>
          </draw:text-box>
        </draw:frame>
        <draw:line draw:style-name="gr7" draw:text-style-name="P1" draw:layer="layout" svg:x1="11.811cm" svg:y1="10.008cm" svg:x2="20.066cm" svg:y2="14.072cm">
          <text:p text:style-name="P1"/>
          <text:p text:style-name="P1">Distance</text:p>
        </draw:line>
        <draw:line draw:style-name="gr8" draw:text-style-name="P1" draw:layer="layout" svg:x1="12.065cm" svg:y1="10.135cm" svg:x2="11.811cm" svg:y2="10.643cm">
          <text:p/>
        </draw:line>
        <draw:line draw:style-name="gr8" draw:text-style-name="P1" draw:layer="layout" svg:x1="11.43cm" svg:y1="10.389cm" svg:x2="11.811cm" svg:y2="10.643cm">
          <text:p/>
        </draw:line>
        <draw:frame draw:style-name="gr1" draw:layer="layout" svg:width="1.7cm" svg:height="0.802cm" svg:x="10.414cm" svg:y="9.16cm">
          <draw:text-box>
            <text:p><text:span text:style-name="T3">PONI</text:span></text:p>
          </draw:text-box>
        </draw:frame>
        <draw:line draw:style-name="gr9" draw:text-style-name="P1" draw:layer="layout" svg:x1="7.747cm" svg:y1="13.437cm" svg:x2="7.493cm" svg:y2="5.817cm">
          <text:p/>
        </draw:line>
        <draw:frame draw:style-name="gr5" draw:layer="layout" svg:width="1.274cm" svg:height="1.172cm" svg:x="7.62cm" svg:y="5.788cm">
          <draw:text-box>
            <text:p>d<text:span text:style-name="T4">1</text:span></text:p>
          </draw:text-box>
        </draw:frame>
        <draw:line draw:style-name="gr9" draw:text-style-name="P1" draw:layer="layout" svg:x1="7.747cm" svg:y1="13.437cm" svg:x2="16.637cm" svg:y2="9.5cm">
          <text:p/>
        </draw:line>
        <draw:frame draw:style-name="gr5" draw:layer="layout" svg:width="1.274cm" svg:height="1.172cm" svg:x="15.505cm" svg:y="8.363cm">
          <draw:text-box>
            <text:p>d<text:span text:style-name="T4">2</text:span></text:p>
          </draw:text-box>
        </draw:frame>
        <draw:line draw:style-name="gr9" draw:text-style-name="P1" draw:layer="layout" svg:x1="7.747cm" svg:y1="13.437cm" svg:x2="5.969cm" svg:y2="12.167cm">
          <text:p/>
        </draw:line>
        <draw:frame draw:style-name="gr5" draw:layer="layout" svg:width="1.274cm" svg:height="1.172cm" svg:x="5.965cm" svg:y="11.249cm">
          <draw:text-box>
            <text:p>d<text:span text:style-name="T4">3</text:span></text:p>
          </draw:text-box>
        </draw:frame>
        <draw:custom-shape draw:style-name="gr10" draw:text-style-name="P1" draw:layer="layout" svg:width="0.905cm" svg:height="1.244cm" svg:x="16.748cm" svg:y="8.345cm">
          <text:p/>
          <draw:enhanced-geometry svg:viewBox="0 0 21600 21600" draw:text-areas="0 0 21600 21600" draw:mirror-vertical="true" draw:type="circular-arrow" draw:modifiers="128.980343684233 55.1796415691091 8663.410154739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.016cm" svg:height="0.508cm" svg:x="6.985cm" svg:y="4.928cm">
          <text:p/>
          <draw:enhanced-geometry svg:viewBox="0 0 21600 21600" draw:text-areas="0 0 21600 21600" draw:mirror-vertical="true" draw:type="circular-arrow" draw:modifiers="128.980343684233 55.1796415691091 8663.410154739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layer="layout" svg:width="1.446cm" svg:height="1.171cm" svg:x="7.952cm" svg:y="4.42cm">
          <draw:text-box>
            <text:p>rot<text:span text:style-name="T1">1</text:span></text:p>
          </draw:text-box>
        </draw:frame>
        <draw:frame draw:style-name="gr1" draw:layer="layout" svg:width="1.446cm" svg:height="1.171cm" svg:x="4.064cm" svg:y="9.726cm">
          <draw:text-box>
            <text:p>rot<text:span text:style-name="T1">3</text:span></text:p>
          </draw:text-box>
        </draw:frame>
        <draw:custom-shape draw:style-name="gr10" draw:text-style-name="P1" draw:layer="layout" svg:width="1.016cm" svg:height="0.635cm" svg:x="4.445cm" svg:y="10.897cm">
          <text:p/>
          <draw:enhanced-geometry svg:viewBox="0 0 21600 21600" draw:text-areas="0 0 21600 21600" draw:mirror-vertical="false" draw:type="circular-arrow" draw:modifiers="164.194464185679 55.1796415691091 8663.410154739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0.635cm" svg:height="0.762cm" svg:x="10.314cm" svg:y="6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0.541cm" svg:y="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668cm" svg:y1="7.341cm" svg:x2="20.066cm" svg:y2="14.072cm">
          <text:p text:style-name="P1">Scattered beam</text:p>
          <text:p text:style-name="P1"/>
        </draw:line>
        <draw:path draw:style-name="gr14" draw:text-style-name="P1" draw:layer="layout" svg:width="1.142cm" svg:height="0.38cm" draw:transform="rotate (1.5707963267949) translate (18.034cm 14.072cm)" svg:viewBox="0 0 1143 381" svg:d="m0 0c508 0 1143 381 1143 381">
          <text:p/>
        </draw:path>
        <draw:frame draw:style-name="gr1" draw:layer="layout" svg:width="1.205cm" svg:height="0.962cm" svg:x="17.145cm" svg:y="12.91cm">
          <draw:text-box>
            <text:p>2θ</text:p>
          </draw:text-box>
        </draw:frame>
        <draw:custom-shape draw:style-name="gr15" draw:text-style-name="P1" draw:layer="layout" svg:width="0.127cm" svg:height="0.127cm" svg:x="11.684cm" svg:y="9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8T21:11:20</meta:creation-date>
    <dc:date>2014-10-08T21:45:01</dc:date>
    <meta:editing-duration>PT18M18S</meta:editing-duration>
    <meta:editing-cycles>4</meta:editing-cycles>
    <meta:generator>LibreOffice/3.5$Linux_X86_64 LibreOffice_project/350m1$Build-2</meta:generator>
    <meta:document-statistic meta:object-count="33"/>
  </office:meta>
</office:document-meta>
</file>